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B8000003E03ACDAF89CA2ADA25.png" manifest:media-type="image/png"/>
  <manifest:file-entry manifest:full-path="Pictures/100000000000014E0000002807ED8146684C253F.png" manifest:media-type="image/png"/>
  <manifest:file-entry manifest:full-path="Pictures/100000000000012F000001B898EA5A33CF185505.png" manifest:media-type="image/png"/>
  <manifest:file-entry manifest:full-path="Pictures/10000000000005100000016B2DA54D5DD9D1048F.png" manifest:media-type="image/png"/>
  <manifest:file-entry manifest:full-path="Pictures/10000000000003500000030E11A62A6A9E2BDF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c4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62626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3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4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5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6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7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8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9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10" style:family="graphic" style:parent-style-name="standard">
      <style:graphic-properties draw:stroke="none" svg:stroke-width="0.053cm" svg:stroke-linecap="round" draw:fill="solid" draw:fill-color="#2c3c4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226cm" fo:min-width="4.49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53cm" svg:stroke-linecap="round" draw:fill="solid" draw:fill-color="#ffffff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svg:stroke-linecap="round" draw:fill="solid" draw:fill-color="#2c3c4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18" style:family="graphic" style:parent-style-name="standard">
      <style:graphic-properties draw:stroke="none" svg:stroke-width="0.035cm" svg:stroke-linecap="round" draw:fill="solid" draw:fill-color="#2c3c43" draw:textarea-vertical-align="top" draw:auto-grow-height="false" draw:fit-to-size="false" style:shrink-to-fit="false" fo:min-height="9.275cm" fo:min-width="0.968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19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P3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P4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P5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P6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P7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P8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P9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P10" style:family="paragraph">
      <loext:graphic-properties draw:fill="solid" draw:fill-color="#2c3c43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90c226" draw:opacity="85%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g draw:name="Group 10">
          <draw:line draw:name="Straight Connector 11" draw:style-name="gr1" draw:text-style-name="P1" draw:layer="layout" svg:x1="26.03cm" svg:y1="0cm" svg:x2="29.417cm" svg:y2="19.05cm">
            <text:p/>
          </draw:line>
          <draw:line draw:name="Straight Connector 12" draw:style-name="gr1" draw:text-style-name="P1" draw:layer="layout" svg:x1="33.857cm" svg:y1="10.226cm" svg:x2="20.625cm" svg:y2="19.05cm">
            <text:p/>
          </draw:line>
          <draw:custom-shape draw:name="Rectangle 23" draw:style-name="gr2" draw:text-style-name="P2" draw:layer="layout" svg:width="8.353cm" svg:height="19.073cm" svg:x="25.504cm" svg:y="-0.024cm">
            <text:p/>
  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3" draw:text-style-name="P3" draw:layer="layout" svg:width="7.189cm" svg:height="19.073cm" svg:x="26.676cm" svg:y="-0.024cm">
            <text:p/>
  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5" draw:style-name="gr4" draw:text-style-name="P4" draw:layer="layout" svg:width="9.054cm" svg:height="10.582cm" svg:x="24.812cm" svg:y="8.467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5" draw:text-style-name="P5" draw:layer="layout" svg:width="7.928cm" svg:height="19.073cm" svg:x="25.929cm" svg:y="-0.024cm">
            <text:p/>
  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6" draw:text-style-name="P6" draw:layer="layout" svg:width="3.583cm" svg:height="19.073cm" svg:x="30.274cm" svg:y="-0.024cm">
            <text:p/>
  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7" draw:text-style-name="P7" draw:layer="layout" svg:width="3.471cm" svg:height="19.073cm" svg:x="30.386cm" svg:y="-0.024cm">
            <text:p/>
  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9" draw:style-name="gr8" draw:text-style-name="P8" draw:layer="layout" svg:width="5.047cm" svg:height="9.077cm" svg:x="28.81cm" svg:y="9.972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20" draw:style-name="gr9" draw:text-style-name="P9" draw:layer="layout" svg:width="1.245cm" svg:height="7.901cm" svg:x="0cm" svg:y="11.1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22" draw:style-name="gr10" draw:text-style-name="P10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1" draw:text-style-name="P1" draw:layer="layout" svg:width="30.291cm" svg:height="9.995cm" svg:x="1.246cm" svg:y="4.209cm">
          <draw:image xlink:href="Pictures/1000020100000BB8000003E03ACDAF89CA2ADA25.png" xlink:type="simple" xlink:show="embed" xlink:actuate="onLoad" loext:mime-type="image/png">
            <text:p/>
          </draw:image>
          <svg:desc>Uma imagem contendo desenho

Descrição gerada automaticamente</svg:desc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lide_20_de_20_Título" presentation:presentation-page-layout-name="AL1T0">
        <draw:frame draw:name="Título 1" presentation:style-name="pr2" draw:text-style-name="P13" draw:layer="layout" svg:width="30.354cm" svg:height="5.363cm" svg:x="1.843cm" svg:y="5.005cm" presentation:class="title" presentation:user-transformed="true">
          <draw:text-box>
            <text:p text:style-name="P12"><text:span text:style-name="T1">MOD058_TABELA_CIA_AÉREAS_PARCEIRAS - CAROUSEL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2T11">
        <draw:frame draw:name="Título 1" presentation:style-name="pr3" draw:text-style-name="P15" draw:layer="layout" svg:width="23.805cm" svg:height="5.713cm" svg:x="1.071cm" svg:y="0.798cm" presentation:class="title" presentation:user-transformed="true">
          <draw:text-box>
            <text:p text:style-name="P14"><text:span text:style-name="T2">MOD0XX</text:span><text:span text:style-name="T2"><text:line-break/></text:span><text:span text:style-name="T2">Estrutura: cantacom_n_mod058_carousel_imgs</text:span><text:span text:style-name="T2"><text:line-break/></text:span><text:span text:style-name="T2">Modelo: cantacom_n_mod058_carousel_imgs</text:span><text:span text:style-name="T2"><text:line-break/></text:span><text:span text:style-name="T2">ID: 26572473 <text:s/></text:span></text:p>
          </draw:text-box>
        </draw:frame>
        <draw:custom-shape draw:name="Título 1" draw:style-name="gr13" draw:text-style-name="P17" draw:layer="layout" svg:width="5.004cm" svg:height="1.479cm" svg:x="1.071cm" svg:y="13.511cm">
          <text:p text:style-name="P16"><text:span text:style-name="T3">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4" draw:text-style-name="P15" draw:layer="layout" svg:width="5.004cm" svg:height="1.479cm" svg:x="24.489cm" svg:y="16.417cm">
          <text:p text:style-name="P16"><text:span text:style-name="T3">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16.097cm" svg:height="4.508cm" svg:x="0.503cm" svg:y="8cm">
          <draw:image xlink:href="Pictures/10000000000005100000016B2DA54D5DD9D1048F.png" xlink:type="simple" xlink:show="embed" xlink:actuate="onLoad" loext:mime-type="image/png">
            <text:p/>
          </draw:image>
        </draw:frame>
        <draw:frame draw:style-name="gr15" draw:text-style-name="P18" draw:layer="layout" svg:width="8.016cm" svg:height="11.641cm" svg:x="21.6cm" svg:y="3.559cm">
          <draw:image xlink:href="Pictures/100000000000012F000001B898EA5A33CF185505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 E CAMPOS" draw:style-name="dp4" draw:master-page-name="Título_20_e_20_Conteúdo" presentation:presentation-page-layout-name="AL2T11">
        <draw:custom-shape draw:name="Rectangle 9" draw:style-name="gr16" draw:text-style-name="P1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0" draw:layer="layout" svg:width="12.94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3" draw:style-name="gr18" draw:text-style-name="P10" draw:layer="layout" svg:width="2.934cm" svg:height="19.049cm" draw:transform="rotate (-3.14159265358979) translate (15.88cm 19.05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ítulo 1" presentation:style-name="pr5" draw:text-style-name="P15" draw:layer="layout" svg:width="11.674cm" svg:height="3.82cm" svg:x="1.207cm" svg:y="0.246cm" presentation:class="title" presentation:user-transformed="true">
          <draw:text-box>
            <text:p text:style-name="P14"><text:span text:style-name="T4">LOGICA E CAMPOS</text:span></text:p>
          </draw:text-box>
        </draw:frame>
        <draw:custom-shape draw:name="Isosceles Triangle 15" draw:style-name="gr19" draw:text-style-name="P20" draw:layer="layout" svg:width="1.245cm" svg:height="7.901cm" svg:x="32.645cm" svg:y="11.148cm">
          <text:p/>
          <draw:enhanced-geometry draw:mirror-horizontal="tru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15" draw:text-style-name="P18" draw:layer="layout" svg:width="14.097cm" svg:height="3.948cm" svg:x="0.503cm" svg:y="4.56cm">
          <draw:image xlink:href="Pictures/10000000000005100000016B2DA54D5DD9D1048F.png" xlink:type="simple" xlink:show="embed" xlink:actuate="onLoad" loext:mime-type="image/png">
            <text:p/>
          </draw:image>
        </draw:frame>
        <draw:frame draw:style-name="gr15" draw:text-style-name="P18" draw:layer="layout" svg:width="15.063cm" svg:height="13.89cm" svg:x="16.337cm" svg:y="1.8cm">
          <draw:image xlink:href="Pictures/10000000000003500000030E11A62A6A9E2BDFB5.png" xlink:type="simple" xlink:show="embed" xlink:actuate="onLoad" loext:mime-type="image/png">
            <text:p/>
          </draw:image>
        </draw:frame>
        <draw:frame draw:style-name="gr15" draw:text-style-name="P18" draw:layer="layout" svg:width="8.836cm" svg:height="1.057cm" svg:x="3.164cm" svg:y="3.4cm">
          <draw:image xlink:href="Pictures/100000000000014E0000002807ED8146684C253F.png" xlink:type="simple" xlink:show="embed" xlink:actuate="onLoad" loext:mime-type="image/png">
            <text:p/>
          </draw:image>
        </draw:frame>
        <draw:line draw:style-name="gr20" draw:text-style-name="P21" draw:layer="layout" svg:x1="12cm" svg:y1="4.066cm" svg:x2="16.8cm" svg:y2="2.8cm">
          <text:p/>
        </draw:line>
        <draw:line draw:style-name="gr20" draw:text-style-name="P21" draw:layer="layout" svg:x1="14.4cm" svg:y1="6.2cm" svg:x2="17cm" svg:y2="5.6cm">
          <text:p/>
        </draw:line>
        <draw:line draw:style-name="gr20" draw:text-style-name="P21" draw:layer="layout" svg:x1="14.4cm" svg:y1="7.2cm" svg:x2="17.2cm" svg:y2="7.2cm">
          <text:p/>
        </draw:line>
        <draw:line draw:style-name="gr20" draw:text-style-name="P21" draw:layer="layout" svg:x1="14.6cm" svg:y1="8cm" svg:x2="17cm" svg:y2="8.8cm">
          <text:p/>
        </draw:line>
        <draw:line draw:style-name="gr20" draw:text-style-name="P21" draw:layer="layout" svg:x1="2.2cm" svg:y1="4.8cm" svg:x2="16.8cm" svg:y2="10.6cm">
          <text:p/>
        </draw:line>
        <draw:line draw:style-name="gr20" draw:text-style-name="P21" draw:layer="layout" svg:x1="1.6cm" svg:y1="5.2cm" svg:x2="16.8cm" svg:y2="12.4cm">
          <text:p/>
        </draw:line>
        <draw:line draw:style-name="gr20" draw:text-style-name="P21" draw:layer="layout" svg:x1="14.2cm" svg:y1="8.2cm" svg:x2="17cm" svg:y2="15cm">
          <text:p/>
        </draw:lin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g draw:name="Group 44">
          <draw:line draw:name="Straight Connector 45" draw:style-name="gr1" draw:text-style-name="P1" draw:layer="layout" svg:x1="26.03cm" svg:y1="0cm" svg:x2="29.417cm" svg:y2="19.05cm">
            <text:p/>
          </draw:line>
          <draw:line draw:name="Straight Connector 46" draw:style-name="gr1" draw:text-style-name="P1" draw:layer="layout" svg:x1="33.857cm" svg:y1="10.226cm" svg:x2="20.625cm" svg:y2="19.05cm">
            <text:p/>
          </draw:line>
          <draw:custom-shape draw:name="Rectangle 23" draw:style-name="gr2" draw:text-style-name="P2" draw:layer="layout" svg:width="8.353cm" svg:height="19.073cm" svg:x="25.504cm" svg:y="-0.024cm">
            <text:p/>
  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3" draw:text-style-name="P3" draw:layer="layout" svg:width="7.189cm" svg:height="19.073cm" svg:x="26.676cm" svg:y="-0.024cm">
            <text:p/>
  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49" draw:style-name="gr4" draw:text-style-name="P4" draw:layer="layout" svg:width="9.054cm" svg:height="10.582cm" svg:x="24.812cm" svg:y="8.467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5" draw:text-style-name="P5" draw:layer="layout" svg:width="7.928cm" svg:height="19.073cm" svg:x="25.929cm" svg:y="-0.024cm">
            <text:p/>
  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6" draw:text-style-name="P6" draw:layer="layout" svg:width="3.583cm" svg:height="19.073cm" svg:x="30.274cm" svg:y="-0.024cm">
            <text:p/>
  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7" draw:text-style-name="P7" draw:layer="layout" svg:width="3.471cm" svg:height="19.073cm" svg:x="30.386cm" svg:y="-0.024cm">
            <text:p/>
  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53" draw:style-name="gr8" draw:text-style-name="P8" draw:layer="layout" svg:width="5.047cm" svg:height="9.077cm" svg:x="28.81cm" svg:y="9.972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54" draw:style-name="gr9" draw:text-style-name="P9" draw:layer="layout" svg:width="1.245cm" svg:height="7.901cm" svg:x="0cm" svg:y="11.1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56" draw:style-name="gr10" draw:text-style-name="P10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1" draw:text-style-name="P1" draw:layer="layout" svg:width="30.291cm" svg:height="9.995cm" svg:x="1.892cm" svg:y="4.348cm">
          <draw:image xlink:href="Pictures/1000020100000BB8000003E03ACDAF89CA2ADA25.png" xlink:type="simple" xlink:show="embed" xlink:actuate="onLoad" loext:mime-type="image/png">
            <text:p/>
          </draw:image>
          <svg:desc>Uma imagem contendo desenho

Descrição gerada automaticamente</svg:desc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2c3c43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2c3c43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solid" draw:fill-color="#2c3c43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solid" draw:fill-color="#2c3c43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solid" draw:fill-color="#2c3c43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18.824cm" fo:min-width="7.85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3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18.824cm" fo:min-width="6.6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4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5.042cm" fo:min-width="4.028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5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18.824cm" fo:min-width="7.42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6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18.824cm" fo:min-width="3.08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7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18.824cm" fo:min-width="2.972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8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4.289cm" fo:min-width="2.02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9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3.701cm" fo:min-width="0.123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Conteúdo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ítulo_20_e_20_Conteúdo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ítulo_20_e_20_Conteúdo_5f_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ítulo_20_e_20_Conteúdo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ítulo_20_e_20_Conteúdo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ítulo_20_e_20_Conteúdo_5f__5f_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ítulo_20_e_20_Conteúdo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ítulo_20_e_20_Conteúdo_5f__5f_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g draw:name="Group 7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2">Clique para editar o título Mestr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0-15">15/10/20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0-15">15/10/20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0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11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0-15">15/10/20</text:date></text:span></text:p>
        </draw:text-box>
      </draw:frame>
      <draw:frame draw:name="Footer Placeholder 4" presentation:style-name="Mpr1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19.798cm" svg:height="11.136cm" svg:x="0.6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1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0-15">15/10/20</text:date></text:span></text:p>
        </draw:text-box>
      </draw:frame>
      <draw:frame draw:name="Footer Placeholder 4" presentation:style-name="Mpr1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_5f_-title" draw:layer="backgroundobjects" svg:width="19.798cm" svg:height="11.136cm" svg:x="0.6cm" svg:y="2.257cm" presentation:class="page"/>
        <draw:frame presentation:style-name="Título_20_e_20_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0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21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0-15">15/10/20</text:date></text:span></text:p>
        </draw:text-box>
      </draw:frame>
      <draw:frame draw:name="Footer Placeholder 4" presentation:style-name="Mpr2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_5f__5f_-title" draw:layer="backgroundobjects" svg:width="19.798cm" svg:height="11.136cm" svg:x="0.6cm" svg:y="2.257cm" presentation:class="page"/>
        <draw:frame presentation:style-name="Título_20_e_20_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presentação do PowerPoint</dc:title>
    <meta:initial-creator>Myllena - Cantacom</meta:initial-creator>
    <meta:editing-cycles>9</meta:editing-cycles>
    <meta:creation-date>2020-06-04T14:38:58</meta:creation-date>
    <dc:date>2020-10-15T15:57:14.993000000</dc:date>
    <meta:editing-duration>PT1H52M12S</meta:editing-duration>
    <meta:generator>LibreOffice/6.3.3.2$Windows_X86_64 LibreOffice_project/a64200df03143b798afd1ec74a12ab50359878ed</meta:generator>
    <meta:document-statistic meta:object-count="1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